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a36b" officeooo:paragraph-rsid="0014a36b"/>
    </style:style>
    <style:style style:name="P2" style:family="paragraph" style:parent-style-name="Header">
      <style:text-properties officeooo:rsid="0014a36b" officeooo:paragraph-rsid="0014a36b"/>
    </style:style>
    <style:style style:name="T1" style:family="text">
      <style:text-properties officeooo:rsid="00156f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https://github.com/TaiyyabAhmed97/CS-445-FinalProject</text:p>
      <text:p text:style-name="P1">-968 total lines of code excluding unit tests</text:p>
      <text:p text:style-name="P1">-589 lines of code in unit testing</text:p>
      <text:p text:style-name="P1">-<text:span text:style-name="T1">unit test coverage by Mocha and nyc and istanbul</text:span></text:p>
      <text:p text:style-name="P1">-Nearly 25 hours were spent coding this project</text:p>
      <text:p text:style-name="P1">- 2 hours were allocated preparing the submission</text:p>
      <text:p text:style-name="P1">- <text:span text:style-name="T1">programming language I never programmed in, taking concurrent classes, hard to manage ti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4a36b" officeooo:paragraph-rsid="0014a36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aiyyab Ahmed<text:tab/>1/5<text:tab/>Final projec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22:18:06.655110131</meta:creation-date>
    <dc:date>2017-11-22T23:56:14.270413643</dc:date>
    <meta:editing-duration>PT1H27M57S</meta:editing-duration>
    <meta:editing-cycles>1</meta:editing-cycles>
    <meta:document-statistic meta:table-count="0" meta:image-count="0" meta:object-count="0" meta:page-count="1" meta:paragraph-count="8" meta:word-count="60" meta:character-count="401" meta:non-whitespace-character-count="349"/>
    <meta:generator>LibreOffice/5.1.6.2$Linux_X86_64 LibreOffice_project/10m0$Build-2</meta:generator>
  </office:meta>
</office:document-meta>
</file>